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9B00000007F771AAA78F3838CD2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8c5d5" officeooo:paragraph-rsid="0018c5d5"/>
    </style:style>
    <style:style style:name="P2" style:family="paragraph" style:parent-style-name="Text_20_body">
      <style:text-properties officeooo:paragraph-rsid="0018c5d5"/>
    </style:style>
    <style:style style:name="P3" style:family="paragraph" style:parent-style-name="Text_20_body">
      <style:text-properties officeooo:rsid="001cdd6e" officeooo:paragraph-rsid="001cdd6e"/>
    </style:style>
    <style:style style:name="P4" style:family="paragraph" style:parent-style-name="Text_20_body" style:list-style-name="L1">
      <style:text-properties officeooo:rsid="0023d3da" officeooo:paragraph-rsid="0023d3da"/>
    </style:style>
    <style:style style:name="P5" style:family="paragraph" style:parent-style-name="Text_20_body" style:list-style-name="L1">
      <style:text-properties officeooo:rsid="0024b286" officeooo:paragraph-rsid="0024b286"/>
    </style:style>
    <style:style style:name="P6" style:family="paragraph" style:parent-style-name="Text_20_body" style:list-style-name="L1">
      <style:text-properties officeooo:rsid="0024103a" officeooo:paragraph-rsid="0024103a"/>
    </style:style>
    <style:style style:name="P7" style:family="paragraph" style:parent-style-name="Text_20_body" style:list-style-name="L1">
      <style:text-properties officeooo:rsid="0024fedb" officeooo:paragraph-rsid="0024fedb"/>
    </style:style>
    <style:style style:name="P8" style:family="paragraph" style:parent-style-name="Text_20_body" style:list-style-name="L1">
      <style:text-properties officeooo:rsid="0024fedb" officeooo:paragraph-rsid="002fb8fe"/>
    </style:style>
    <style:style style:name="P9" style:family="paragraph" style:parent-style-name="Text_20_body" style:list-style-name="L1">
      <style:text-properties officeooo:rsid="0026cf5b" officeooo:paragraph-rsid="0026cf5b"/>
    </style:style>
    <style:style style:name="T1" style:family="text">
      <style:text-properties officeooo:rsid="0018c5d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3d3da"/>
    </style:style>
    <style:style style:name="T4" style:family="text">
      <style:text-properties style:text-position="super 58%"/>
    </style:style>
    <style:style style:name="T5" style:family="text">
      <style:text-properties officeooo:rsid="002c7678"/>
    </style:style>
    <style:style style:name="T6" style:family="text">
      <style:text-properties officeooo:rsid="002fb8f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AM M08 UF1 – Desenvolupament d’aplicacions per dispositius mòbils.</text:h>
      <text:h text:style-name="Heading_20_2" text:outline-level="2">Activitat <text:span text:style-name="T6">4</text:span>.</text:h>
      <text:p text:style-name="P1">Emprant l’Android Studio fes una aplicació amb el nom Act<text:span text:style-name="T3">3</text:span>NomCognom1 (per exemple Act<text:span text:style-name="T3">3</text:span>JordiSoto). <text:span text:style-name="T3">Indiqueu que no voleu cap activitat (No Activity) </text:span>El llenguatge serà Kotlin.</text:p>
      <text:p text:style-name="P2"><text:span text:style-name="T1">L’objectiu de l’aplicació és que </text:span><text:span text:style-name="T3">practiqueu amb el llenguatge Kotlin.</text:span></text:p>
      <text:list xml:id="list1774991404" text:style-name="L1">
        <text:list-item>
          <text:p text:style-name="P4"><text:bookmark-start text:name="__DdeLink__87_3923751064"/>Crea una variable inmutable de nom descompte i assigna-li el valor 0,1. Podem crear una variable inmutable sense assignar-li un valor? Per què?<text:bookmark-end text:name="__DdeLink__87_3923751064"/></text:p>
        </text:list-item>
        <text:list-item>
          <text:p text:style-name="P4"><text:bookmark-start text:name="__DdeLink__89_3923751064"/>Crea una variable mutable de nom preu. El seu tipus ha d’admetre decimals.<text:bookmark-end text:name="__DdeLink__89_3923751064"/></text:p>
        </text:list-item>
        <text:list-item>
          <text:p text:style-name="P4"><text:bookmark-start text:name="__DdeLink__91_3923751064"/>Assigna-li un valor al preu.<text:bookmark-end text:name="__DdeLink__91_3923751064"/></text:p>
        </text:list-item>
        <text:list-item>
          <text:p text:style-name="P4"><text:bookmark-start text:name="__DdeLink__93_3923751064"/>Crea una variable de nom preuDescompte que sigui igual al preu – preu * descompte.<text:bookmark-end text:name="__DdeLink__93_3923751064"/></text:p>
        </text:list-item>
        <text:list-item>
          <text:p text:style-name="P6"><text:bookmark-start text:name="__DdeLink__97_3923751064"/><text:bookmark-start text:name="__DdeLink__95_3923751064"/><text:bookmark-end text:name="__DdeLink__95_3923751064"/>Crea un array mutable que serveixi per emmagatzemar noms de productes. Afegeix 5 elements. <text:bookmark-end text:name="__DdeLink__97_3923751064"/></text:p>
        </text:list-item>
        <text:list-item>
          <text:p text:style-name="P5"><text:bookmark-start text:name="__DdeLink__99_3923751064"/>Substitueix el 3<text:span text:style-name="T4">r</text:span> producte de l’array per un altre producte.<text:bookmark-end text:name="__DdeLink__99_3923751064"/></text:p>
        </text:list-item>
        <text:list-item>
          <text:p text:style-name="P5"><text:bookmark-start text:name="__DdeLink__101_3923751064"/>Esborra el 4<text:span text:style-name="T4">t</text:span> producte.<text:bookmark-end text:name="__DdeLink__101_3923751064"/></text:p>
        </text:list-item>
        <text:list-item>
          <text:p text:style-name="P5"><text:bookmark-start text:name="__DdeLink__103_3923751064"/>Afegeix un producte nou.<text:bookmark-end text:name="__DdeLink__103_3923751064"/></text:p>
        </text:list-item>
        <text:list-item>
          <text:p text:style-name="P5"><text:bookmark-start text:name="__DdeLink__105_3923751064"/>Recorre l’array mostrant tots els valors.<text:bookmark-end text:name="__DdeLink__105_3923751064"/></text:p>
        </text:list-item>
        <text:list-item>
          <text:p text:style-name="P8">Fes la funció PreuDescompte que rebi un preu i el tipus de descompte. El tipus de descompte <text:span text:style-name="T6">h</text:span>a de poder admetre nuls i torni el preu amb el descompte (preu – preu*descompte).</text:p>
        </text:list-item>
        <text:list-item>
          <text:p text:style-name="P5"><text:bookmark-start text:name="__DdeLink__107_3923751064"/>Fes una funció anònima que rebi un número de dia de la setmana i torni el seu nom en Català.<text:bookmark-end text:name="__DdeLink__107_3923751064"/></text:p>
        </text:list-item>
        <text:list-item>
          <text:p text:style-name="P5">Emprant l’estructura when com expressió, assigna el nom del dia de la setmana a una variable depenent del número de dia emmagatzemat en una variable.</text:p>
        </text:list-item>
        <text:list-item>
          <text:p text:style-name="P7"><text:bookmark-start text:name="__DdeLink__120_39329673"/><text:bookmark-start text:name="__DdeLink__118_39329673"/><text:bookmark-end text:name="__DdeLink__118_39329673"/>Crea una classe de dades que contingui la referència d’un producte, el nom, les existències i el preu unitari.<text:bookmark-end text:name="__DdeLink__120_39329673"/></text:p>
        </text:list-item>
        <text:list-item>
          <text:p text:style-name="P7"><text:bookmark-start text:name="__DdeLink__122_39329673"/>Crea un array de la classe de dades creada en el punt anterior. Afegeix 3 productes. Mostra el segon.<text:bookmark-end text:name="__DdeLink__122_39329673"/></text:p>
        </text:list-item>
        <text:list-item>
          <text:p text:style-name="P9"><text:bookmark-start text:name="__DdeLink__131_39329673"/>Crea una class «Peça d’escacs» que rebria les propietats <text:span text:style-name="T5">de la posició: </text:span>posX, poxY. A de tenir un mètode anomenat Mou que rebria una posX, PosY destí i torna un booleà (s’implementarà en les classes filles).</text:p>
          <text:p text:style-name="P9">Les propietats posX i PosY solament admeten valors de 1..8<text:bookmark-end text:name="__DdeLink__131_39329673"/></text:p>
        </text:list-item>
        <text:list-item>
          <text:p text:style-name="P9"><text:bookmark-start text:name="__DdeLink__133_39329673"/>Crea la class Torre heredera de Peça. Implementa el mètode mou per a que torni true si:</text:p>
          <text:list>
            <text:list-item>
              <text:p text:style-name="P9"><text:soft-page-break/>Les PosX origen i destí són iguals o </text:p>
            </text:list-item>
            <text:list-item>
              <text:p text:style-name="P9">Les PosY origen i destí són iguals. </text:p>
              <text:p text:style-name="P9">En cas contrari torni un false.<text:bookmark-end text:name="__DdeLink__133_39329673"/></text:p>
            </text:list-item>
          </text:list>
        </text:list-item>
        <text:list-item>
          <text:p text:style-name="P9"><text:bookmark-start text:name="__DdeLink__129_39329673"/>Crea la class Alfil heredera de Peça. Implementa el mètode mou per a que torni true si:</text:p>
          <text:list>
            <text:list-item>
              <text:p text:style-name="P9"><text:bookmark-start text:name="__DdeLink__124_39329673"/>La PosX origen / PosY origen <text:s/>= PosX destí / PosY destí<text:bookmark-end text:name="__DdeLink__124_39329673"/></text:p>
            </text:list-item>
            <text:list-item>
              <text:p text:style-name="P9">(PosX origen – PosX desti) / (PosY origen – PosY desti) = 1</text:p>
              <text:p text:style-name="P9">En cas contrari torni un false<text:bookmark-end text:name="__DdeLink__129_39329673"/></text:p>
            </text:list-item>
          </text:list>
        </text:list-item>
        <text:list-item>
          <text:p text:style-name="P9"><text:bookmark-start text:name="__DdeLink__135_39329673"/>Crea un array de tipus Peça, afegeix una torre i un alfil i prova els seus mètodes mou.<text:bookmark-end text:name="__DdeLink__135_39329673"/></text:p>
        </text:list-item>
      </text:list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char" svg:width="17cm" svg:height="0.87cm" draw:z-index="1"><draw:image xlink:href="Pictures/10000201000009B00000007F771AAA78F3838CD2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3T19:30:25.638218458</meta:creation-date>
    <meta:generator>LibreOffice/6.4.7.2$Linux_X86_64 LibreOffice_project/40$Build-2</meta:generator>
    <dc:date>2022-09-19T17:37:19.640849288</dc:date>
    <meta:editing-duration>PT1H51M9S</meta:editing-duration>
    <meta:editing-cycles>9</meta:editing-cycles>
    <meta:document-statistic meta:table-count="0" meta:image-count="1" meta:object-count="0" meta:page-count="2" meta:paragraph-count="29" meta:word-count="422" meta:character-count="2341" meta:non-whitespace-character-count="1961"/>
  </office:meta>
</office:document-meta>
</file>